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officeooo:paragraph-rsid="000f9ce6" style:font-size-asian="22pt" style:font-size-complex="22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22pt" officeooo:rsid="000f9ce6" officeooo:paragraph-rsid="000f9ce6" style:font-size-asian="22pt" style:font-size-complex="22pt"/>
    </style:style>
    <style:style style:name="P4" style:family="paragraph" style:parent-style-name="Standard">
      <style:text-properties fo:font-size="22pt" fo:language="en" fo:country="US" style:font-size-asian="22pt" style:font-size-complex="22pt"/>
    </style:style>
    <style:style style:name="P5" style:family="paragraph" style:parent-style-name="Standard">
      <style:text-properties fo:font-size="22pt" fo:language="en" fo:country="US" officeooo:rsid="000f9ce6" officeooo:paragraph-rsid="000f9ce6" style:font-size-asian="22pt" style:font-size-complex="22pt"/>
    </style:style>
    <style:style style:name="P6" style:family="paragraph" style:parent-style-name="Standard">
      <style:text-properties fo:color="#ff0000" loext:opacity="100%" fo:font-size="22pt" officeooo:paragraph-rsid="000f9ce6" style:font-size-asian="22pt" style:font-size-complex="22pt"/>
    </style:style>
    <style:style style:name="P7" style:family="paragraph" style:parent-style-name="Standard" style:list-style-name="List_20_1">
      <style:text-properties officeooo:paragraph-rsid="000f9ce6"/>
    </style:style>
    <style:style style:name="T1" style:family="text">
      <style:text-properties officeooo:rsid="000f9ce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9211e" loext:opacity="100%" officeooo:rsid="000f9ce6"/>
    </style:style>
    <style:style style:name="T6" style:family="text">
      <style:text-properties fo:color="#c9211e" loext:opacity="100%" style:text-underline-style="solid" style:text-underline-width="auto" style:text-underline-color="font-color" officeooo:rsid="000f9ce6"/>
    </style:style>
    <style:style style:name="T7" style:family="text">
      <style:text-properties fo:color="#8d1d75" loext:opacity="100%" style:text-underline-style="solid" style:text-underline-width="auto" style:text-underline-color="font-color" officeooo:rsid="000f9ce6"/>
    </style:style>
    <style:style style:name="T8" style:family="text">
      <style:text-properties fo:color="#127622" loext:opacity="100%"/>
    </style:style>
    <style:style style:name="T9" style:family="text">
      <style:text-properties fo:color="#127622" loext:opacity="100%" style:text-underline-style="solid" style:text-underline-width="auto" style:text-underline-color="font-color" officeooo:rsid="000f9ce6"/>
    </style:style>
    <style:style style:name="T10" style:family="text">
      <style:text-properties fo:color="#ff0000" loext:opacity="100%" officeooo:rsid="000f9ce6"/>
    </style:style>
    <style:style style:name="T11" style:family="text">
      <style:text-properties fo:color="#ff0000" loext:opacity="100%" style:text-underline-style="solid" style:text-underline-width="auto" style:text-underline-color="font-color" officeooo:rsid="000f9ce6"/>
    </style:style>
    <style:style style:name="T12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</text:span><text:span text:style-name="T10"><text:tab/></text:span><text:span text:style-name="T11">Assignment No 2</text:span></text:p>
      <text:p text:style-name="P6"/>
      <text:list xml:id="list3552956261" text:style-name="List_20_1">
        <text:list-header>
          <text:p text:style-name="P7"><text:span text:style-name="T12">Introducing Relational Databases</text:span></text:p>
        </text:list-header>
      </text:list>
      <text:p text:style-name="P1"/>
      <text:p text:style-name="P2">1) Which field of the Customers table is the</text:p>
      <text:p text:style-name="P2">primary key?</text:p>
      <text:p text:style-name="P3">Ans: In customer table primary key is “CNUM”.</text:p>
      <text:p text:style-name="P3">======================================</text:p>
      <text:p text:style-name="P2">2) What is the 4th column of the Customers table?</text:p>
      <text:p text:style-name="P3">Ans: Rating </text:p>
      <text:p text:style-name="P3">======================================</text:p>
      <text:p text:style-name="P2">3) What is another word for row?</text:p>
      <text:p text:style-name="P2">For column?</text:p>
      <text:p text:style-name="P3">Ans:</text:p>
      <text:p text:style-name="P3">For column: Attribite/key/Method</text:p>
      <text:p text:style-name="P3">for <text:s/>row: tuple</text:p>
      <text:p text:style-name="P3">======================================</text:p>
      <text:p text:style-name="P2">4) Why isn’t it possible to see the first five</text:p>
      <text:p text:style-name="P2">rows of a table?</text:p>
      <text:p text:style-name="P4"><text:span text:style-name="T1">Ans: </text:span>SQL tables represent unordered sets. So, there is no such thing as the first five rows or last row <text:span text:style-name="T4">-- unless a column explicitly defines the ordering.</text:span> Often, a table has some sort of auto-incremented id column, which can be used for this purpose.</text:p>
      <text:p text:style-name="P5">======================================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7:00:21.443719139</meta:creation-date>
    <dc:date>2024-04-02T17:13:48.522391990</dc:date>
    <meta:editing-duration>PT13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17" meta:character-count="774" meta:non-whitespace-character-count="670"/>
  </office:meta>
</office:document-meta>
</file>